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text-properties officeooo:rsid="00083fbe" officeooo:paragraph-rsid="00083fbe"/>
    </style:style>
    <style:style style:name="P2" style:family="paragraph" style:parent-style-name="Text_20_body" style:list-style-name="L2">
      <style:text-properties officeooo:rsid="00083fbe" officeooo:paragraph-rsid="00083fbe"/>
    </style:style>
    <style:style style:name="P3" style:family="paragraph" style:parent-style-name="Text_20_body" style:list-style-name="L3">
      <style:text-properties officeooo:rsid="00096e00" officeooo:paragraph-rsid="00096e00"/>
    </style:style>
    <style:style style:name="P4" style:family="paragraph" style:parent-style-name="Text_20_body" style:list-style-name="L4">
      <style:text-properties officeooo:rsid="000af1b7" officeooo:paragraph-rsid="000af1b7"/>
    </style:style>
    <style:style style:name="P5" style:family="paragraph" style:parent-style-name="Text_20_body" style:list-style-name="L4">
      <style:text-properties officeooo:rsid="000c8ba3" officeooo:paragraph-rsid="000c8ba3"/>
    </style:style>
    <style:style style:name="P6" style:family="paragraph" style:parent-style-name="Text_20_body" style:list-style-name="L4">
      <style:text-properties officeooo:rsid="000cee6a" officeooo:paragraph-rsid="000cee6a"/>
    </style:style>
    <style:style style:name="P7" style:family="paragraph" style:parent-style-name="Standard">
      <style:paragraph-properties fo:text-align="start" style:justify-single-word="false"/>
      <style:text-properties officeooo:rsid="00076784" officeooo:paragraph-rsid="00076784"/>
    </style:style>
    <style:style style:name="P8" style:family="paragraph" style:parent-style-name="Standard">
      <style:text-properties style:font-name="Liberation Sans" fo:font-size="10pt" fo:font-weight="bold" officeooo:rsid="00083fbe" officeooo:paragraph-rsid="00083fbe" style:font-size-asian="10pt" style:font-weight-asian="bold" style:font-size-complex="10pt" style:font-weight-complex="bold"/>
    </style:style>
    <style:style style:name="P9" style:family="paragraph" style:parent-style-name="Heading_20_2">
      <style:text-properties officeooo:rsid="00083fbe" officeooo:paragraph-rsid="00083fbe"/>
    </style:style>
    <style:style style:name="P10" style:family="paragraph" style:parent-style-name="Title">
      <style:paragraph-properties fo:text-align="start" style:justify-single-word="false"/>
      <style:text-properties fo:font-size="32pt" style:font-size-asian="32pt" style:font-size-complex="32pt"/>
    </style:style>
    <style:style style:name="P11" style:family="paragraph" style:parent-style-name="Heading_20_1">
      <style:text-properties officeooo:rsid="000c271b" officeooo:paragraph-rsid="000c271b"/>
    </style:style>
    <style:style style:name="T1" style:family="text">
      <style:text-properties fo:color="#000000" style:font-name="AppleSystemUIFont" fo:font-size="12pt" style:font-size-asian="12pt"/>
    </style:style>
    <style:style style:name="T2" style:family="text">
      <style:text-properties fo:font-style="italic" style:font-style-asian="italic" style:font-style-complex="italic"/>
    </style:style>
    <style:style style:name="T3" style:family="text">
      <style:text-properties fo:font-style="italic" officeooo:rsid="000dce3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ce3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UIDELINES TEMPLATE</text:p>
      <text:p text:style-name="P10">Feature Name</text:p>
      <text:h text:style-name="Heading_20_1" text:outline-level="1">Summary</text:h>
      <text:p text:style-name="P7"><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text:span text:style-name="T1"/></text:p>
      <text:h text:style-name="Heading_20_1" text:outline-level="1">Personas &amp; Use Cases</text:h>
      <text:h text:style-name="P9" text:outline-level="2">Personas</text:h>
      <text:list xml:id="list4079589796" text:style-name="L1">
        <text:list-item>
          <text:p text:style-name="P1">Persona</text:p>
          <text:list>
            <text:list-item>
              <text:p text:style-name="P1">Short description about the persona</text:p>
            </text:list-item>
          </text:list>
        </text:list-item>
        <text:list-item>
          <text:p text:style-name="P1">Persona</text:p>
          <text:list>
            <text:list-item>
              <text:p text:style-name="P1">Short description about the persona</text:p>
            </text:list-item>
          </text:list>
        </text:list-item>
        <text:list-item>
          <text:p text:style-name="P1">Persona</text:p>
          <text:list>
            <text:list-item>
              <text:p text:style-name="P1">Short description about the persona</text:p>
            </text:list-item>
          </text:list>
        </text:list-item>
      </text:list>
      <text:h text:style-name="P9" text:outline-level="2">Use Cases</text:h>
      <text:list xml:id="list3200667775" text:style-name="L2">
        <text:list-item>
          <text:p text:style-name="P2">As a [persona name], I need to [user goal], so that I can [outcome of use case].</text:p>
        </text:list-item>
        <text:list-item>
          <text:p text:style-name="P2">As a journalist, I need to securely receive files from sources, so that I can keep the people I work with safe and reduce personal risk when transporting information.</text:p>
        </text:list-item>
      </text:list>
      <text:h text:style-name="Heading_20_1" text:outline-level="1">Key Flows</text:h>
      <text:list xml:id="list1489305339" text:style-name="L3">
        <text:list-item>
          <text:p text:style-name="P3"><text:a xlink:type="simple" xlink:href="#" text:style-name="Internet_20_link" text:visited-style-name="Visited_20_Internet_20_Link">Flow name</text:a> (Link to a page that contains the interaction spec for this flow).</text:p>
        </text:list-item>
        <text:list-item>
          <text:p text:style-name="P3"><text:a xlink:type="simple" xlink:href="#" text:style-name="Internet_20_link" text:visited-style-name="Visited_20_Internet_20_Link">Send a file</text:a></text:p>
        </text:list-item>
        <text:list-item>
          <text:p text:style-name="P3"><text:a xlink:type="simple" xlink:href="#" text:style-name="Internet_20_link" text:visited-style-name="Visited_20_Internet_20_Link">Receive a file</text:a></text:p>
        </text:list-item>
      </text:list>
      <text:h text:style-name="Heading_20_1" text:outline-level="1">States</text:h>
      <text:list xml:id="list4074621638" text:style-name="L4">
        <text:list-item>
          <text:p text:style-name="P4">Error (Design placed inline)</text:p>
        </text:list-item>
        <text:list-item>
          <text:p text:style-name="P4"><text:soft-page-break/>Empty</text:p>
        </text:list-item>
        <text:list-item>
          <text:p text:style-name="P4">Loading</text:p>
        </text:list-item>
      </text:list>
      <text:h text:style-name="P11" text:outline-level="1">References</text:h>
      <text:list xml:id="list120807646591979" text:continue-numbering="true" text:style-name="L4">
        <text:list-item>
          <text:p text:style-name="P5">Last, F. M. (Year, Month Date published). <text:span text:style-name="T2">Article title.</text:span><text:span text:style-name="T4"> Retrieved from URL.</text:span></text:p>
        </text:list-item>
      </text:list>
      <text:h text:style-name="Heading_20_2" text:outline-level="2">Example</text:h>
      <text:list xml:id="list120808621680299" text:continue-numbering="true" text:style-name="L4">
        <text:list-item>
          <text:p text:style-name="P6"><text:span text:style-name="T4">Nielsen, J (2007, April 10). </text:span><text:span text:style-name="T2">Breadcrumb Navigation Increasingly Useful</text:span><text:span text:style-name="T4">. Retrieved</text:span><text:span text:style-name="T5"> </text:span><text:span text:style-name="T4">from </text:span><text:span text:style-name="T5">https://www.nngroup.com/articles/breadcrumb-navigation-usefu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1:47:57.102764789</meta:creation-date>
    <dc:date>2018-12-13T12:08:06.685423477</dc:date>
    <meta:editing-duration>PT1M58S</meta:editing-duration>
    <meta:editing-cycles>2</meta:editing-cycles>
    <meta:generator>LibreOffice/6.0.2.1$MacOSX_X86_64 LibreOffice_project/f7f06a8f319e4b62f9bc5095aa112a65d2f3ac89</meta:generator>
    <meta:document-statistic meta:table-count="0" meta:image-count="0" meta:object-count="0" meta:page-count="2" meta:paragraph-count="27" meta:word-count="216" meta:character-count="1306" meta:non-whitespace-character-count="1133"/>
  </office:meta>
</office:document-meta>
</file>